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Times New Roman" svg:font-family="'Times New Roman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f63a" officeooo:paragraph-rsid="000bf63a"/>
    </style:style>
    <style:style style:name="P2" style:family="paragraph" style:parent-style-name="Standard">
      <style:text-properties officeooo:paragraph-rsid="000bf63a"/>
    </style:style>
    <style:style style:name="P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paragraph-rsid="000bf63a" style:font-size-asian="10pt" style:font-size-complex="10pt"/>
    </style:style>
    <style:style style:name="P4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officeooo:paragraph-rsid="000bf63a" style:font-size-asian="10pt" style:font-size-complex="10pt"/>
    </style:style>
    <style:style style:name="P5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officeooo:paragraph-rsid="000bf63a"/>
    </style:style>
    <style:style style:name="P6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officeooo:paragraph-rsid="000cd10a"/>
    </style:style>
    <style:style style:name="P7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officeooo:rsid="000cd10a" officeooo:paragraph-rsid="000cd10a"/>
    </style:style>
    <style:style style:name="P8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officeooo:rsid="000e6263" officeooo:paragraph-rsid="000e6263"/>
    </style:style>
    <style:style style:name="T1" style:family="text">
      <style:text-properties officeooo:rsid="000bf63a"/>
    </style:style>
    <style:style style:name="T2" style:family="text">
      <style:text-properties fo:font-variant="normal" fo:text-transform="none" fo:color="#a9b7c6" style:font-name="DejaVu Sans Mono" fo:font-size="9pt" fo:letter-spacing="normal" officeooo:rsid="000bf63a"/>
    </style:style>
    <style:style style:name="T3" style:family="text">
      <style:text-properties style:font-name="DejaVu Sans Mono" officeooo:rsid="000bf63a"/>
    </style:style>
    <style:style style:name="T4" style:family="text">
      <style:text-properties style:font-name="DejaVu Sans Mono" fo:font-size="14pt"/>
    </style:style>
    <style:style style:name="T5" style:family="text">
      <style:text-properties style:font-name="DejaVu Sans Mono" fo:font-size="14pt" style:font-size-asian="10pt" style:font-size-complex="10pt"/>
    </style:style>
    <style:style style:name="T6" style:family="text">
      <style:text-properties style:font-name="DejaVu Sans Mono" fo:font-size="14pt" officeooo:rsid="000bf63a" style:font-size-asian="10pt" style:font-size-complex="10pt"/>
    </style:style>
    <style:style style:name="T7" style:family="text">
      <style:text-properties style:font-name="DejaVu Sans Mono" fo:font-size="14pt" officeooo:rsid="000cd10a" style:font-size-asian="10pt" style:font-size-complex="10pt"/>
    </style:style>
    <style:style style:name="T8" style:family="text">
      <style:text-properties style:font-name="DejaVu Sans Mono" fo:font-size="14pt" officeooo:rsid="000e6263" style:font-size-asian="10pt" style:font-size-complex="10pt"/>
    </style:style>
    <style:style style:name="T9" style:family="text">
      <style:text-properties style:font-name="DejaVu Sans Mono" fo:font-size="14pt" officeooo:rsid="000bf63a"/>
    </style:style>
    <style:style style:name="T10" style:family="text">
      <style:text-properties style:font-name="DejaVu Sans Mono" officeooo:rsid="000bf63a" style:font-size-asian="10pt" style:font-size-complex="10pt"/>
    </style:style>
    <style:style style:name="T11" style:family="text">
      <style:text-properties style:font-name="DejaVu Sans Mono" officeooo:rsid="000cd10a" style:font-size-asian="10pt" style:font-size-complex="10pt"/>
    </style:style>
    <style:style style:name="T12" style:family="text">
      <style:text-properties style:font-name="DejaVu Sans Mono" fo:font-size="10pt" officeooo:rsid="000bf63a"/>
    </style:style>
    <style:style style:name="T13" style:family="text">
      <style:text-properties fo:font-size="14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Launch scrapyd:</text:p>
      <text:p text:style-name="P1"><text:tab/>cd amazon_launch_api/amazon_search_result_scrapper/amazon_2 </text:p>
      <text:p text:style-name="P1"><text:tab/>scrapyd</text:p>
      <text:p text:style-name="P1">(You should add it to manage.py, and it will launch with it)</text:p>
      <text:p text:style-name="P1"/>
      <text:p text:style-name="P2"><text:span text:style-name="T1">2. launch djnago</text:span></text:p>
      <text:p text:style-name="P2"><text:span text:style-name="T2"/></text:p>
      <text:p text:style-name="P2"><text:span text:style-name="T2"/></text:p>
      <text:p text:style-name="P3"><text:span text:style-name="T3">Select spider type- </text:span><text:span text:style-name="T12">Which scrapper you want to use: </text:span></text:p>
      <text:p text:style-name="P5"><text:span text:style-name="T10">“</text:span><text:span text:style-name="T9">Get form search result page</text:span><text:span text:style-name="T10">” – </text:span></text:p>
      <text:p text:style-name="P4"><text:span text:style-name="T3">- search result scrapper</text:span></text:p>
      <text:p text:style-name="P5"><text:span text:style-name="T10">“</text:span><text:span text:style-name="T4">Get form product page</text:span><text:span text:style-name="T6">”</text:span></text:p>
      <text:p text:style-name="P4"><text:span text:style-name="T3">- product page scrappper</text:span></text:p>
      <text:p text:style-name="P4"><text:span text:style-name="T3"/></text:p>
      <text:p text:style-name="P6"><text:span text:style-name="T10">“</text:span><text:span text:style-name="T9">Type keywords to scrape</text:span><text:span text:style-name="T10">” - With which keyword you want to search products from amazon</text:span><text:span text:style-name="T11">(required when you use “</text:span><text:span text:style-name="T10">search result scrapper”</text:span><text:span text:style-name="T11">)</text:span></text:p>
      <text:p text:style-name="P4"><text:span text:style-name="T3"/></text:p>
      <text:p text:style-name="P5"><text:span text:style-name="T10">“</text:span><text:span text:style-name="T9">Type N pages to scrape”</text:span><text:span text:style-name="T10"> - <text:s/>how many page you want to scrape from search result scrapper(default=1)</text:span></text:p>
      <text:p text:style-name="P4"><text:span text:style-name="T3"/></text:p>
      <text:p text:style-name="P5"><text:span text:style-name="T10">“</text:span><text:span text:style-name="T9">Type keyword to get from base”</text:span><text:span text:style-name="T10"> - <text:s/></text:span><text:span text:style-name="T11">what products you want to get from base and scrape them page(if its empty – scrapper will parse all “new” records)</text:span></text:p>
      <text:p text:style-name="P5"><text:span text:style-name="T11"/></text:p>
      <text:p text:style-name="P5"><text:span text:style-name="T11">“</text:span><text:span text:style-name="T7">Type if scrape with rewievs” - if you want to scrape reviews too</text:span></text:p>
      <text:p text:style-name="P5"><text:span text:style-name="T7"/></text:p>
      <text:p text:style-name="P6"><text:span text:style-name="T7">“</text:span><text:span text:style-name="T5">Type if image download</text:span><text:span text:style-name="T7">” - if you want to download an image</text:span></text:p>
      <text:p text:style-name="P6"><text:span text:style-name="T7"/></text:p>
      <text:p text:style-name="P7"><text:a xlink:type="simple" xlink:href="http://127.0.0.1:8000/start_scrapy/cancel" text:style-name="Internet_20_link" text:visited-style-name="Visited_20_Internet_20_Link"><text:span text:style-name="T13">Cancel!</text:span></text:a><text:span text:style-name="T5"> Link – if you want to stop scrapping</text:span></text:p>
      <text:p text:style-name="P7"><text:span text:style-name="T5"/></text:p>
      <text:p text:style-name="P7"><text:span text:style-name="T5">!!!!<text:line-break/></text:span><text:span text:style-name="T8">Its dev version.</text:span></text:p>
      <text:p text:style-name="P8"><text:span text:style-name="T5">code needs to be modified</text:span></text:p>
      <text:p text:style-name="P8"><text:span text:style-name="T5">I pass it, only because you ask.</text:span></text:p>
      <text:p text:style-name="P8"><text:span text:style-name="T5">!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Times New Roman" svg:font-family="'Times New Roman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09:56:36.611200536</meta:creation-date>
    <dc:date>2019-10-25T10:25:51.000515484</dc:date>
    <meta:editing-duration>PT8M3S</meta:editing-duration>
    <meta:editing-cycles>1</meta:editing-cycles>
    <meta:document-statistic meta:table-count="0" meta:image-count="0" meta:object-count="0" meta:page-count="1" meta:paragraph-count="20" meta:word-count="162" meta:character-count="949" meta:non-whitespace-character-count="797"/>
    <meta:generator>LibreOffice/6.0.7.3$Linux_X86_64 LibreOffice_project/00m0$Build-3</meta:generator>
  </office:meta>
</office:document-meta>
</file>